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29b1fd" draw:stroke-linejoin="round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18cm" svg:stroke-color="#000000" draw:stroke-linejoin="miter" draw:fill="solid" draw:fill-color="#c9e4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018cm" svg:stroke-color="#000000" draw:stroke-linejoin="miter" draw:fill="solid" draw:fill-color="#d9e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18cm" svg:stroke-color="#000000" draw:stroke-linejoin="miter" draw:fill="solid" draw:fill-color="#edf6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18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2.97cm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1.661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051cm" svg:stroke-color="#000000" draw:marker-start="Line_20_Arrow" draw:marker-start-width="0.127cm" draw:marker-start-center="false" draw:marker-end-width="0.381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9" style:family="graphic" style:parent-style-name="standard">
      <style:graphic-properties draw:stroke="none" svg:stroke-width="0.051cm" draw:marker-start="Line_20_Arrow" draw:marker-start-width="0.127cm" draw:marker-end-width="0.381cm" draw:fill="none" draw:fill-color="#bbe0e3" draw:textarea-horizontal-align="justify" draw:textarea-vertical-align="top" draw:auto-grow-height="true" fo:min-height="0.593cm" fo:min-width="2.131cm" fo:padding-top="0.155cm" fo:padding-bottom="0.155cm" fo:padding-left="0.275cm" fo:padding-right="0.275cm" fo:wrap-option="wrap" draw:shadow="hidden"/>
    </style:style>
    <style:style style:name="gr10" style:family="graphic" style:parent-style-name="standard">
      <style:graphic-properties draw:stroke="solid" svg:stroke-width="0.051cm" svg:stroke-color="#000000" draw:marker-start="msArrowEnd_20_5" draw:marker-start-width="0.254cm" draw:marker-start-center="false" draw:marker-end="msArrowEnd_20_5" draw:marker-end-width="0.254cm" draw:marker-end-center="false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 draw:start-line-spacing-horizontal="0cm" draw:start-line-spacing-vertical="0cm" draw:end-line-spacing-horizontal="0cm" draw:end-line-spacing-vertical="0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139cm" svg:height="5.984cm" svg:x="4.199cm" svg:y="1.133cm">
          <text:p/>
          <draw:enhanced-geometry svg:viewBox="0 0 1578 2742" draw:type="non-primitive" draw:enhanced-path="M 215 2724  C 260 2740 324 2691 394 2692  C 464 2693 554 2742 637 2731  C 720 2720 841 2674 894 2624  C 947 2574 908 2485 957 2433  C 1006 2381 1133 2363 1191 2313  C 1249 2263 1253 2185 1306 2135  C 1359 2085 1472 2069 1510 2011  C 1548 1953 1522 1859 1532 1786  C 1542 1713 1578 1663 1568 1575  C 1558 1487 1514 1338 1474 1255  C 1434 1172 1341 1144 1328 1073  C 1315 1002 1395 905 1394 826  C 1393 747 1314 667 1321 600  C 1328 533 1427 486 1437 426  C 1447 366 1439 280 1381 238  C 1323 196 1162 204 1088 171  C 1014 138 997 58 935 40  C 873 22 791 68 717 62  C 643 56 562 8 492 4  C 422 0 348 12 295 40  C 242 68 194 120 172 171  C 150 222 154 296 165 346  C 176 396 226 407 237 469  C 248 531 250 652 230 716  C 210 780 131 794 114 855  C 97 916 140 1005 128 1080  C 116 1155 52 1228 41 1306  C 30 1384 48 1467 63 1546  C 78 1625 134 1710 128 1778  C 122 1846 39 1880 26 1953  C 13 2026 50 2133 48 2215  C 46 2297 0 2384 12 2447  C 24 2510 87 2547 121 2593  C 155 2639 170 2708 215 2724  Z N"/>
        </draw:custom-shape>
        <draw:custom-shape draw:style-name="gr2" draw:text-style-name="P1" draw:layer="layout" svg:width="1.879cm" svg:height="1.791cm" svg:x="6.104cm" svg:y="3.14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1.804cm" svg:height="1.719cm" svg:x="6.141cm" svg:y="3.1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1.728cm" svg:height="1.647cm" svg:x="6.179cm" svg:y="3.21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1.653cm" svg:height="1.576cm" svg:x="6.217cm" svg:y="3.251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3" draw:layer="layout" svg:width="3.47cm" svg:height="0.853cm" svg:x="4.4cm" svg:y="5.578cm">
          <text:p text:style-name="P2"><text:span text:style-name="T1">Surroundings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161cm" svg:height="0.853cm" svg:x="5.891cm" svg:y="2.403cm">
          <text:p text:style-name="P2"><text:span text:style-name="T1">System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6.315cm" svg:y1="3.671cm" svg:x2="3.14cm" svg:y2="2.402cm">
          <text:p/>
        </draw:line>
        <draw:custom-shape draw:style-name="gr9" draw:text-style-name="P3" draw:layer="layout" svg:width="2.681cm" svg:height="0.903cm" svg:x="1.208cm" svg:y="1.557cm">
          <text:p text:style-name="P3"><text:span text:style-name="T1">Boundary</text:span></text:p>
          <draw:enhanced-geometry svg:viewBox="0 0 21600 21600" draw:type="mso-spt202" draw:enhanced-path="M 0 0 L 21600 0 21600 21600 0 21600 0 0 Z N"/>
        </draw:custom-shape>
        <draw:connector draw:style-name="gr10" draw:text-style-name="P4" draw:layer="layout" draw:type="curve" svg:x1="7.163cm" svg:y1="4.308cm" svg:x2="8.221cm" svg:y2="5.155cm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End_20_5" draw:display-name="msArrowEnd 5" svg:viewBox="0 0 210 210" svg:d="m105 0 105 210h-210z"/>
    <draw:marker draw:name="msArrowOpenEnd_20_5" draw:display-name="msArrowOpenEnd 5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4-15T16:01:29</meta:creation-date>
    <dc:creator>Jussi Eloranta</dc:creator>
    <dc:date>2008-04-15T16:08:31</dc:date>
    <meta:editing-cycles>4</meta:editing-cycles>
    <meta:editing-duration>PT7M3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